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4" table:formula="of:=SUM([.A1:.A2])" table:style-name="ce1">
            <text:p>4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okiec111</dc:creator>
    <meta:creation-date>2017-10-20T23:41:04Z</meta:creation-date>
    <dc:date>2020-10-16T06:21:28Z</dc:date>
  </office:meta>
</office:document-meta>
</file>